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3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c8e1b1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Footnote">
      <style:text-properties officeooo:paragraph-rsid="101b7bd9"/>
    </style:style>
    <style:style style:name="P99" style:family="paragraph" style:parent-style-name="Footnote">
      <style:text-properties officeooo:paragraph-rsid="101f3d54"/>
    </style:style>
    <style:style style:name="P100" style:family="paragraph" style:parent-style-name="Standard">
      <style:text-properties officeooo:paragraph-rsid="102b18a5"/>
    </style:style>
    <style:style style:name="P101" style:family="paragraph" style:parent-style-name="Standard">
      <style:text-properties officeooo:paragraph-rsid="102d0319"/>
    </style:style>
    <style:style style:name="P102" style:family="paragraph" style:parent-style-name="Standard">
      <style:text-properties officeooo:paragraph-rsid="1032d175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1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111" style:family="paragraph" style:parent-style-name="Standard">
      <style:text-properties officeooo:rsid="0dde9a1c" officeooo:paragraph-rsid="0dde9a1c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79ba1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fo:font-weight="normal" officeooo:rsid="04efc07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f79ba12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62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63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language="en" fo:country="GB"/>
    </style:style>
    <style:style style:name="T25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1" style:family="text">
      <style:text-properties fo:language="en" fo:country="GB" officeooo:rsid="0f28d107"/>
    </style:style>
    <style:style style:name="T252" style:family="text">
      <style:text-properties officeooo:rsid="0f981b1c"/>
    </style:style>
    <style:style style:name="T253" style:family="text">
      <style:text-properties style:font-name="Liberation Mono" fo:font-size="8pt" style:font-size-asian="8pt" style:font-size-complex="8pt" loext:padding="0.049cm" loext:border="0.31pt solid #000000"/>
    </style:style>
    <style:style style:name="T25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9" style:family="text">
      <style:text-properties officeooo:rsid="0fed6741"/>
    </style:style>
    <style:style style:name="T270" style:family="text">
      <style:text-properties officeooo:rsid="10b6b930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officeooo:rsid="10b6b930" style:font-weight-asian="bold" style:font-weight-complex="bold"/>
    </style:style>
    <style:style style:name="T273" style:family="text">
      <style:text-properties fo:font-weight="bold" officeooo:rsid="1037dad2" style:font-weight-asian="bold" style:font-weight-complex="bold"/>
    </style:style>
    <style:style style:name="T274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6">Checklist for installing </text:span>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Strong_20_Emphasis"><text:span text:style-name="T127"><text:user-field-get text:name="Version">24.04</text:user-field-get></text:span></text:span><text:span text:style-name="Strong_20_Emphasis"><text:span text:style-name="T128"><text:note text:id="ftn0" text:note-class="footnote"><text:note-citation>1</text:note-citation><text:note-body><text:p text:style-name="P99"><text:span text:style-name="T255">This </text:span><text:span text:style-name="Strong_20_Emphasis"><text:span text:style-name="T257"><text:user-field-get text:name="Distro">Ubuntu</text:user-field-get></text:span></text:span><text:span text:style-name="T256"><text:s/></text:span><text:span text:style-name="T258"><text:user-field-get text:name="Version">24.04</text:user-field-get></text:span><text:span text:style-name="T258"><text:s/></text:span><text:span text:style-name="Strong_20_Emphasis"><text:span text:style-name="T259"><text:user-field-get text:name="Edition">Desktop</text:user-field-get></text:span></text:span><text:span text:style-name="T255"><text:s/>(codename noble) from April </text:span><text:span text:style-name="Strong_20_Emphasis"><text:span text:style-name="T260"><text:user-field-get text:name="Releaseyear">2024</text:user-field-get></text:span></text:span><text:span text:style-name="T255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9"><text:s/></text:span></text:span><text:span text:style-name="Strong_20_Emphasis"><text:span text:style-name="T130"><text:user-field-get text:name="Edition">Desktop</text:user-field-get></text:span></text:span><text:span text:style-name="Strong_20_Emphasis"><text:span text:style-name="T131">.</text:span></text:span></text:p>
      <text:p text:style-name="P36"><text:span text:style-name="Strong_20_Emphasis"><text:span text:style-name="T86"/></text:span></text:p>
      <text:p text:style-name="P36"><text:span text:style-name="Strong_20_Emphasis"><text:span text:style-name="T196">This is a fillable PDF, no printing required.</text:span></text:span></text:p>
      <text:p text:style-name="P37"><text:span text:style-name="Strong_20_Emphasis"><text:span text:style-name="T125"/></text:span></text:p>
      <text:p text:style-name="P23"><text:span text:style-name="T145">Fill in the </text:span><text:span text:style-name="Strong_20_Emphasis"><text:span text:style-name="T57">text box</text:span></text:span><text:span text:style-name="T145"> behind the </text:span><text:span text:style-name="T154">underlined</text:span><text:span text:style-name="T146"> </text:span><text:span text:style-name="T145">words, see [explanation]:</text:span></text:p>
      <text:p text:style-name="P21"><text:span text:style-name="Definition"><text:span text:style-name="T250">user</text:span></text:span><text:span text:style-name="T202"><text:tab/><text:tab/></text:span><text:span text:style-name="T212"> <text:tab/><text:tab/><text:tab/> </text:span><text:span text:style-name="T203"><draw:control text:anchor-type="as-char" svg:y="-0.4cm" draw:z-index="4" draw:name="Gebruiker" draw:style-name="gr2" draw:text-style-name="P113" svg:width="6.4cm" svg:height="0.6cm" draw:control="control3"><svg:title>Gebruiker</svg:title><svg:desc>Volledige naam, bijv. Jan Stek</svg:desc></draw:control></text:span><text:span text:style-name="T203"><text:s text:c="2"/></text:span><text:span text:style-name="T204">[</text:span><text:span text:style-name="T211">F</text:span><text:span text:style-name="T205">ull </text:span><text:span text:style-name="T213">na</text:span><text:span text:style-name="T215">me,</text:span><text:span text:style-name="T213"> </text:span><text:span text:style-name="T215">e.g.</text:span><text:span text:style-name="T213"> </text:span><text:span text:style-name="T214">J</text:span><text:span text:style-name="T217">ohn Doe</text:span><text:span text:style-name="T220">]</text:span></text:p>
      <text:p text:style-name="P77"><text:span text:style-name="Definition"><text:span text:style-name="T219">USER</text:span></text:span><text:span text:style-name="Definition"><text:span text:style-name="T249">na</text:span></text:span><text:span text:style-name="Definition"><text:span text:style-name="T251">me</text:span></text:span><text:span text:style-name="T218"><text:tab/><text:tab/><text:tab/> </text:span><text:span text:style-name="T218"><draw:control text:anchor-type="as-char" svg:y="-0.4cm" draw:z-index="11" draw:name="Gberuikersnaam 2" draw:style-name="gr2" draw:text-style-name="P113" svg:width="6.4cm" svg:height="0.6cm" draw:control="control10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6">j</text:span><text:span text:style-name="T138">oh</text:span><text:span text:style-name="T136">n</text:span><text:span text:style-name="T137">]</text:span></text:p>
      <text:p text:style-name="P20"><text:span text:style-name="Definition"><text:span text:style-name="T249">COMPUTERNA</text:span></text:span><text:span text:style-name="Definition"><text:span text:style-name="T251">me</text:span></text:span><text:span text:style-name="T221"><text:tab/> </text:span><text:span text:style-name="T249"><draw:control text:anchor-type="as-char" svg:y="-0.4cm" draw:z-index="5" draw:name="Computernaam" draw:style-name="gr2" draw:text-style-name="P113" svg:width="6.4cm" svg:height="0.6cm" draw:control="control4"><svg:title>Computernaam</svg:title><svg:desc>Unieke naam van de computer</svg:desc></draw:control></text:span><text:span text:style-name="T249"><text:s text:c="2"/></text:span><text:span text:style-name="T222">[</text:span><text:span text:style-name="T228">N</text:span><text:span text:style-name="T223">a</text:span><text:span text:style-name="T227">me of the</text:span><text:span text:style-name="T223"> compute</text:span><text:span text:style-name="T224">r, </text:span><text:span text:style-name="T227">e.g.</text:span><text:span text:style-name="T225"> </text:span><text:span text:style-name="T226">pc02</text:span><text:span text:style-name="T222">]</text:span></text:p>
      <text:p text:style-name="P24"><text:span text:style-name="Definition"><text:span text:style-name="T230">USER</text:span></text:span><text:span text:style-name="T229"><text:tab/><text:tab/></text:span><text:span text:style-name="T212"> <text:tab/><text:tab/><text:tab/> </text:span><text:span text:style-name="T203"><draw:control text:anchor-type="as-char" svg:y="-0.4cm" draw:z-index="8" draw:name="Gebruiker 1" draw:style-name="gr2" draw:text-style-name="P113" svg:width="6.4cm" svg:height="0.6cm" draw:control="control7"><svg:title>Gebruiker</svg:title><svg:desc>Volledige naam, bijv. Jan Stek</svg:desc></draw:control></text:span><text:span text:style-name="T203"><text:s text:c="2"/></text:span><text:span text:style-name="T204">[</text:span><text:span text:style-name="T211">F</text:span><text:span text:style-name="T206">ull </text:span><text:span text:style-name="T207">na</text:span><text:span text:style-name="T208">me</text:span><text:span text:style-name="T207"> possibly </text:span><text:span text:style-name="T210">2</text:span><text:span text:style-name="T243">nd</text:span><text:span text:style-name="T210"> </text:span><text:span text:style-name="T209">user</text:span><text:span text:style-name="T216">]</text:span></text:p>
      <text:p text:style-name="P97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7"><text:tab/><text:tab/><text:tab/> </text:span></text:span><text:span text:style-name="T218"><draw:control text:anchor-type="as-char" svg:y="-0.4cm" draw:z-index="9" draw:name="Gberuikersnaam 1" draw:style-name="gr2" draw:text-style-name="P113" svg:width="6.4cm" svg:height="0.6cm" draw:control="control8"><svg:title>Gebruikersnaam</svg:title><svg:desc>Korte naam, bijv. jan</svg:desc></draw:control></text:span><text:span text:style-name="T218"><text:s text:c="2"/></text:span><text:span text:style-name="T234">[</text:span><text:span text:style-name="T236">U</text:span><text:span text:style-name="T235">ser</text:span><text:span text:style-name="T233"> </text:span><text:span text:style-name="T239">na</text:span><text:span text:style-name="T240">me</text:span><text:span text:style-name="T239"> possibly </text:span><text:span text:style-name="T242">2</text:span><text:span text:style-name="T244">nd</text:span><text:span text:style-name="T242"> </text:span><text:span text:style-name="T241">user</text:span><text:span text:style-name="T238">]</text:span></text:p>
      <text:p text:style-name="P22"><text:span text:style-name="T139">Replace the </text:span><text:span text:style-name="T153">underlined</text:span><text:span text:style-name="T139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9">.</text:span></text:p>
      <text:p text:style-name="P64"/>
      <text:p text:style-name="P64"/>
      <text:p text:style-name="P25"><text:span text:style-name="T149">Not yet on Linux?</text:span><text:span text:style-name="T140"><text:tab/></text:span><text:span text:style-name="Strong_20_Emphasis"><text:span text:style-name="T61"><draw:control text:anchor-type="as-char" draw:z-index="17" draw:name="Vorm3" draw:style-name="gr1" draw:text-style-name="P112" svg:width="0.35cm" svg:height="0.35cm" draw:control="control16"/></text:span></text:span><text:span text:style-name="T147"><text:tab/></text:span><text:span text:style-name="T148">Use</text:span><text:span text:style-name="T141"> </text:span><text:span text:style-name="Strong_20_Emphasis"><text:span text:style-name="T151">Checklist </text:span></text:span><text:span text:style-name="Strong_20_Emphasis"><text:span text:style-name="T152">transfer</text:span></text:span><text:span text:style-name="T141"> o</text:span><text:span text:style-name="T144">n</text:span><text:span text:style-name="T14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2"> </text:span><text:span text:style-name="T144">u</text:span><text:span text:style-name="T142">nder </text:span><text:span text:style-name="T150">Linux</text:span><text:span text:style-name="T143">.</text:span></text:p>
      <text:p text:style-name="P60"><text:span text:style-name="T168">New installation?</text:span><text:span text:style-name="T170"><text:tab/><text:tab/></text:span><text:span text:style-name="Strong_20_Emphasis"><text:span text:style-name="T87"><draw:control text:anchor-type="as-char" draw:z-index="18" draw:name="Vorm 2" draw:style-name="gr1" draw:text-style-name="P112" svg:width="0.35cm" svg:height="0.35cm" draw:control="control17"/></text:span></text:span><text:span text:style-name="T172"><text:tab/>Start at chapter</text:span><text:span text:style-name="T170"> </text:span><text:span text:style-name="T168"><text:bookmark-ref text:reference-format="page" text:ref-name="__RefNumPara__4009_1271708128">2</text:bookmark-ref></text:span><text:span text:style-name="T170"><text:s text:c="2"/></text:span><text:span text:style-name="T169"><text:bookmark-ref text:reference-format="text" text:ref-name="__RefNumPara__4009_1271708128">Perform installation</text:bookmark-ref></text:span><text:span text:style-name="T171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52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12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1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1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8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4" draw:style-name="gr1" draw:text-style-name="P11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23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2" text:note-class="footnote"><text:note-citation>3</text:note-citation><text:note-body><text:p text:style-name="P2">The <text:span text:style-name="T253">Super</text:span> key is the Windows key, Command key (Apple), or Magnifier key<text:span text:style-name="T165"> </text:span><text:span text:style-name="T166">(Chromebook)</text:span><text:span text:style-name="T165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24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2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2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20" draw:name="Vorm 6" draw:style-name="gr1" draw:text-style-name="P11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21" draw:name="Vorm 7" draw:style-name="gr1" draw:text-style-name="P112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23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2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1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6"><text:span text:style-name="T155">Boot the computer from</text:span><text:span text:style-name="T159"><text:note text:id="ftn3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54">Esc</text:span>, <text:span text:style-name="T254">Delete</text:span>, <text:span text:style-name="T254">F1</text:span>, <text:span text:style-name="T254">F2</text:span>, <text:span text:style-name="T254">F9</text:span>, <text:span text:style-name="T254">F10</text:span>, <text:span text:style-name="T254">F11</text:span>, <text:span text:style-name="T269">or </text:span><text:span text:style-name="T254">F12</text:span>.</text:p></text:note-body></text:note></text:span><text:span text:style-name="T155"> an</text:span><text:span text:style-name="T157"> </text:span><text:span text:style-name="Strong_20_Emphasis"><text:span text:style-name="T133"><text:user-field-get text:name="Distro">Ubuntu</text:user-field-get></text:span></text:span><text:span text:style-name="T158"><text:s/></text:span><text:span text:style-name="T134"><text:user-field-get text:name="Version">24.04</text:user-field-get></text:span><text:span text:style-name="T134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4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T18">without modifying any files on the hard drive and also allows installation of </text:span><text:span text:style-name="Strong_20_Emphasis"><text:span text:style-name="T167"><text:user-field-get text:name="Distro">Ubuntu</text:user-field-get></text:span></text:span><text:span text:style-name="Strong_20_Emphasis"><text:span text:style-name="T167">.</text:span></text:span></text:p></text:note-body></text:note></text:span><text:span text:style-name="T155"> USB stick</text:span><text:span text:style-name="T82"><text:note text:id="ftn5" text:note-class="footnote"><text:note-citation>3</text:note-citation><text:note-body><text:p text:style-name="P98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5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5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6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5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9">Follow the instructions on the </text:span></text:span><text:span text:style-name="Strong_20_Emphasis"><text:span text:style-name="T120">installation </text:span></text:span><text:span text:style-name="Strong_20_Emphasis"><text:span text:style-name="T119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12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61">C</text:span><text:span text:style-name="T162">lick</text:span><text:span text:style-name="T161"> </text:span><text:span text:style-name="T163">In</text:span><text:span text:style-name="T164">stall Ubuntu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6" draw:name="Vorm 10" draw:style-name="gr1" draw:text-style-name="P112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2"><text:span text:style-name="T270">At</text:span> <text:span text:style-name="T273">Select your ke</text:span><text:span text:style-name="T272">yboard </text:span><text:span text:style-name="T273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3"><text:span text:style-name="T270">Choose</text:span> <text:span text:style-name="T271">English (US)</text:span> <text:span text:style-name="T270">a</text:span><text:span text:style-name="T274">n</text:span><text:span text:style-name="T270">d </text:span><text:span text:style-name="Strong_20_Emphasis"><text:span text:style-name="T274">English (US, intl., with dead keys)</text:span></text:span><text:span text:style-name="T27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7" draw:name="Vorm 11" draw:style-name="gr1" draw:text-style-name="P112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30"><text:span text:style-name="T199">At</text:span><text:span text:style-name="T197"> </text:span><text:span text:style-name="Strong_20_Emphasis"><text:span text:style-name="T198">What apps would you like to install to start with?</text:span></text:span><text:span text:style-name="Strong_20_Emphasis"><text:span text:style-name="T200"> </text:span></text:span><text:span text:style-name="Strong_20_Emphasis"><text:span text:style-name="T201">choose</text:span></text:span><text:span text:style-name="Strong_20_Emphasis"><text:span text:style-name="T200"> </text:span></text:span><text:span text:style-name="Strong_20_Emphasis"><text:span text:style-name="T198">Extended selectio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12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90">At</text:span><text:span text:style-name="T186"> </text:span><text:span text:style-name="Strong_20_Emphasis"><text:span text:style-name="T191">Create your account</text:span></text:span><text:span text:style-name="Strong_20_Emphasis"><text:span text:style-name="T183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84">E</text:span></text:span><text:span text:style-name="T186">nter your </text:span><text:span text:style-name="T194">Your n</text:span><text:span text:style-name="T193">ame </text:span><text:span text:style-name="Definition"><text:span text:style-name="T14">USER</text:span></text:span><text:span text:style-name="Strong_20_Emphasis"><text:span text:style-name="T182">, <text:line-break/></text:span></text:span><text:span text:style-name="Strong_20_Emphasis"><text:span text:style-name="T188">Y</text:span></text:span><text:span text:style-name="Strong_20_Emphasis"><text:span text:style-name="T187">our computer</text:span></text:span><text:span text:style-name="Strong_20_Emphasis"><text:span text:style-name="T188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1">,<text:line-break/></text:span></text:span><text:span text:style-name="Strong_20_Emphasis"><text:span text:style-name="T189">Pick</text:span></text:span><text:span text:style-name="Strong_20_Emphasis"><text:span text:style-name="T187"> a username</text:span></text:span><text:span text:style-name="Strong_20_Emphasis"><text:span text:style-name="T181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1">, </text:span></text:span><text:span text:style-name="Strong_20_Emphasis"><text:span text:style-name="T185">and</text:span></text:span><text:span text:style-name="Strong_20_Emphasis"><text:span text:style-name="T181"><text:line-break/></text:span></text:span><text:span text:style-name="Strong_20_Emphasis"><text:span text:style-name="T180">enter a </text:span></text:span><text:span text:style-name="Strong_20_Emphasis"><text:span text:style-name="T192">password</text:span></text:span><text:span text:style-name="Strong_20_Emphasis"><text:span text:style-name="T180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1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1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4">Follow the instructions on the </text:span></text:span><text:span text:style-name="Strong_20_Emphasis"><text:span text:style-name="T115">welcome screens</text:span></text:span><text:span text:style-name="Strong_20_Emphasis"><text:span text:style-name="T114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2" draw:name="Vorm4" draw:style-name="gr1" draw:text-style-name="P112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101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23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6" text:note-class="footnote"><text:note-citation>1</text:note-citation><text:note-body><text:p text:style-name="P65"><text:span text:style-name="T178">The </text:span><text:span text:style-name="T177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24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2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3" draw:name="Vorm 3" draw:style-name="gr1" draw:text-style-name="P112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100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23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6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5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12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12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7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7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12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4" draw:name="Vorm 8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5" draw:name="Vorm 9" draw:style-name="gr1" draw:text-style-name="P112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23">Super</text:span></text:span><text:span text:style-name="Strong_20_Emphasis"><text:span text:style-name="T46"> key</text:span></text:span><text:span text:style-name="Strong_20_Emphasis"><text:span text:style-name="T23"><text:note text:id="ftn8" text:note-class="footnote"><text:note-citation>2</text:note-citation><text:note-body><text:p text:style-name="P66"><text:span text:style-name="T178">The </text:span><text:span text:style-name="T177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1"><text:span text:style-name="T175">End of checklist,</text:span><text:span text:style-name="T176"> </text:span><text:span text:style-name="Strong_20_Emphasis"><text:span text:style-name="T132"><text:user-field-get text:name="Distro">Ubuntu</text:user-field-get></text:span></text:span><text:span text:style-name="T174"><text:s/></text:span><text:span text:style-name="T173"><text:user-field-get text:name="Version">24.04</text:user-field-get></text:span><text:span text:style-name="T173"><text:s/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75">installation is complete.</text:span></text:p>
      <text:p text:style-name="P35"/>
      <text:p text:style-name="P26"><text:span text:style-name="Emphasis"><text:span text:style-name="T261">Written</text:span></text:span><text:span text:style-name="Emphasis"><text:span text:style-name="T262"> </text:span></text:span><text:span text:style-name="Emphasis"><text:span text:style-name="T261">by</text:span></text:span><text:span text:style-name="Emphasis"><text:span text:style-name="T26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3">.</text:span></text:span></text:p>
      <text:p text:style-name="P27"><text:span text:style-name="Emphasis"><text:span text:style-name="T265">C</text:span></text:span><text:span text:style-name="Emphasis"><text:span text:style-name="T266">C0</text:span></text:span><text:span text:style-name="Emphasis"><text:span text:style-name="T263"> 1.0 </text:span></text:span><text:span text:style-name="Emphasis"><text:span text:style-name="T264">Universal</text:span></text:span><text:span text:style-name="Emphasis"><text:span text:style-name="T267"> </text:span></text:span><text:span text:style-name="Emphasis"><text:span text:style-name="T26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7"><text:s/></text:span></text:span><text:span text:style-name="Emphasis"><text:span text:style-name="T26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25T08:59:11.383664296">25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8:59:11.259854634</dc:date>
    <meta:keyword>Installatie</meta:keyword>
    <meta:keyword>Checklist</meta:keyword>
    <meta:keyword>Linux</meta:keyword>
    <meta:editing-cycles>6907</meta:editing-cycles>
    <meta:editing-duration>P12DT5H41M42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4" meta:character-count="3304" meta:non-whitespace-character-count="2798"/>
    <meta:user-defined meta:name="Info 1"/>
    <meta:user-defined meta:name="Info 2"/>
    <meta:user-defined meta:name="Info 3"/>
    <meta:user-defined meta:name="Info 4"/>
  </office:meta>
</office:document-meta>
</file>